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Dash_20_1" svg:stroke-width="0cm" svg:stroke-color="#b3b3b3" draw:stroke-linejoin="round" svg:stroke-linecap="butt" draw:fill="none" draw:fill-color="#ffffff" draw:textarea-horizontal-align="center" draw:textarea-vertical-align="middle"/>
    </style:style>
    <style:style style:name="gr2" style:family="graphic" style:parent-style-name="standard">
      <style:graphic-properties draw:stroke="solid" draw:stroke-dash="Dash_20_1" svg:stroke-width="0cm" svg:stroke-color="#b3b3b3" draw:stroke-linejoin="round" svg:stroke-linecap="butt" draw:textarea-horizontal-align="center" draw:textarea-vertical-align="middle"/>
    </style:style>
    <style:style style:name="gr3" style:family="graphic" style:parent-style-name="standard">
      <style:graphic-properties draw:stroke="none" draw:stroke-dash="Dash_20_1" svg:stroke-width="0cm" svg:stroke-color="#b3b3b3" draw:stroke-linejoin="none" svg:stroke-linecap="butt" draw:fill="solid" draw:fill-color="#ff420e" draw:textarea-horizontal-align="center" draw:textarea-vertical-align="middle"/>
    </style:style>
    <style:style style:name="gr4" style:family="graphic" style:parent-style-name="standard">
      <style:graphic-properties draw:stroke="solid" draw:stroke-dash="Dash_20_1" svg:stroke-width="0cm" svg:stroke-color="#ff420e" draw:stroke-linejoin="round" svg:stroke-linecap="butt" draw:fill="none" draw:fill-color="#ff420e" draw:textarea-horizontal-align="center" draw:textarea-vertical-align="middle"/>
    </style:style>
    <style:style style:name="gr5" style:family="graphic" style:parent-style-name="standard">
      <style:graphic-properties draw:stroke="none" draw:stroke-dash="Dash_20_1" svg:stroke-width="0cm" svg:stroke-color="#ff420e" draw:stroke-linejoin="none" svg:stroke-linecap="butt" draw:fill="solid" draw:fill-color="#ff420e" draw:textarea-horizontal-align="center" draw:textarea-vertical-align="middle"/>
    </style:style>
    <style:style style:name="gr6" style:family="graphic" style:parent-style-name="standard">
      <style:graphic-properties draw:stroke="solid" draw:stroke-dash="Dash_20_1" svg:stroke-width="0.05cm" svg:stroke-color="#ff420e" draw:stroke-linejoin="round" svg:stroke-linecap="butt" draw:textarea-horizontal-align="center" draw:textarea-vertical-align="middle" fo:padding-top="0.025cm" fo:padding-bottom="0.025cm" fo:padding-left="0.025cm" fo:padding-right="0.025cm"/>
    </style:style>
    <style:style style:name="gr7" style:family="graphic" style:parent-style-name="standard">
      <style:graphic-properties draw:stroke="none" draw:stroke-dash="Dash_20_1" svg:stroke-width="0cm" svg:stroke-color="#ff420e" draw:stroke-linejoin="none" svg:stroke-linecap="butt" draw:fill="solid" draw:fill-color="#004586" draw:textarea-horizontal-align="center" draw:textarea-vertical-align="middle"/>
    </style:style>
    <style:style style:name="gr8" style:family="graphic" style:parent-style-name="standard">
      <style:graphic-properties draw:stroke="solid" draw:stroke-dash="Dash_20_1" svg:stroke-width="0cm" svg:stroke-color="#004586" draw:stroke-linejoin="round" svg:stroke-linecap="butt" draw:fill="none" draw:fill-color="#004586" draw:textarea-horizontal-align="center" draw:textarea-vertical-align="middle"/>
    </style:style>
    <style:style style:name="gr9" style:family="graphic" style:parent-style-name="standard">
      <style:graphic-properties draw:stroke="none" draw:stroke-dash="Dash_20_1" svg:stroke-width="0cm" svg:stroke-color="#004586" draw:stroke-linejoin="none" svg:stroke-linecap="butt" draw:fill="solid" draw:fill-color="#004586" draw:textarea-horizontal-align="center" draw:textarea-vertical-align="middle"/>
    </style:style>
    <style:style style:name="gr10" style:family="graphic" style:parent-style-name="standard">
      <style:graphic-properties draw:stroke="solid" draw:stroke-dash="Dash_20_1" svg:stroke-width="0.05cm" svg:stroke-color="#004586" draw:stroke-linejoin="round" svg:stroke-linecap="butt" draw:textarea-horizontal-align="center" draw:textarea-vertical-align="middle" fo:padding-top="0.025cm" fo:padding-bottom="0.025cm" fo:padding-left="0.025cm" fo:padding-right="0.025cm"/>
    </style:style>
    <style:style style:name="gr11" style:family="graphic" style:parent-style-name="standard">
      <style:graphic-properties draw:stroke="solid" draw:stroke-dash="Dash_20_1" svg:stroke-width="0.04cm" svg:stroke-color="#ff420e" draw:marker-start-width="0.33cm" draw:marker-end-width="0.33cm" draw:stroke-linejoin="round" svg:stroke-linecap="butt" draw:textarea-horizontal-align="center" draw:textarea-vertical-align="middle" fo:padding-top="0.145cm" fo:padding-bottom="0.145cm" fo:padding-left="0.27cm" fo:padding-right="0.27cm"/>
    </style:style>
    <style:style style:name="gr12" style:family="graphic" style:parent-style-name="standard">
      <style:graphic-properties draw:stroke="solid" draw:stroke-dash="Dash_20_1" svg:stroke-width="0.04cm" svg:stroke-color="#004586" draw:marker-start-width="0.32cm" draw:marker-end-width="0.32cm" draw:stroke-linejoin="round" svg:stroke-linecap="butt" draw:textarea-horizontal-align="center" draw:textarea-vertical-align="middle" fo:padding-top="0.145cm" fo:padding-bottom="0.145cm" fo:padding-left="0.27cm" fo:padding-right="0.27cm"/>
    </style:style>
    <style:style style:name="gr13" style:family="graphic" style:parent-style-name="standard">
      <style:graphic-properties draw:stroke="none" draw:fill="none" draw:fill-color="#ffffff" draw:textarea-horizontal-align="left" draw:auto-grow-width="true" fo:min-height="0.393cm" fo:min-width="0.508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fill-color="#ffffff" draw:textarea-horizontal-align="left" draw:auto-grow-width="true" fo:min-height="0.393cm" fo:min-width="2.862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fill-color="#ffffff" draw:textarea-horizontal-align="left" draw:auto-grow-width="true" fo:min-height="0.393cm" fo:min-width="1.459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fill-color="#ffffff" draw:textarea-horizontal-align="left" draw:auto-grow-width="true" fo:min-height="0.393cm" fo:min-width="3.058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fill-color="#ffffff" draw:textarea-horizontal-align="left" draw:auto-grow-width="true" fo:min-height="0.354cm" fo:min-width="1.624cm" fo:padding-top="0cm" fo:padding-bottom="0cm" fo:padding-left="0cm" fo:padding-right="0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9" style:family="graphic" style:parent-style-name="standard">
      <style:graphic-properties svg:stroke-width="0.04cm" svg:stroke-color="#000000" draw:marker-start-width="0.26cm" draw:marker-end-width="0.26cm" draw:fill-color="#e6e6e6" draw:textarea-horizontal-align="justify" draw:textarea-vertical-align="middle" draw:auto-grow-height="false" fo:padding-top="0.145cm" fo:padding-bottom="0.145cm" fo:padding-left="0.27cm" fo:padding-right="0.27cm"/>
    </style:style>
    <style:style style:name="gr20" style:family="graphic" style:parent-style-name="objectwithoutfill">
      <style:graphic-properties svg:stroke-width="0.06cm" svg:stroke-color="#ff420e" draw:marker-start-width="0.29cm" draw:marker-end-width="0.29cm" draw:fill="none" draw:textarea-vertical-align="middle" fo:padding-top="0.155cm" fo:padding-bottom="0.155cm" fo:padding-left="0.28cm" fo:padding-right="0.28cm"/>
    </style:style>
    <style:style style:name="gr21" style:family="graphic" style:parent-style-name="objectwithoutfill">
      <style:graphic-properties svg:stroke-width="0.06cm" svg:stroke-color="#004586" draw:marker-start-width="0.29cm" draw:marker-end-width="0.29cm" draw:fill="none" draw:textarea-vertical-align="middle" fo:padding-top="0.155cm" fo:padding-bottom="0.155cm" fo:padding-left="0.28cm" fo:padding-right="0.28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Liberation Sans1"/>
    </style:style>
    <style:style style:name="P3" style:family="paragraph">
      <style:text-properties fo:color="#000000" style:text-outline="false" style:text-line-through-style="none" style:text-line-through-type="none" style:font-name="Liberation Sans1" fo:font-size="16pt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font-name-complex="Liberation Sans1" style:font-size-complex="10pt" style:text-scale="100%" style:text-overline-style="none" style:text-overline-color="font-color"/>
    </style:style>
    <style:style style:name="P4" style:family="paragraph">
      <style:text-properties fo:color="#ff420e" style:text-outline="false" style:text-line-through-style="none" style:text-line-through-type="none" style:font-name="Liberation Sans1" fo:font-size="16pt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4pt" style:font-name-complex="Liberation Sans1" style:font-size-complex="14pt" style:text-scale="100%" style:text-overline-style="none" style:text-overline-color="font-color"/>
    </style:style>
    <style:style style:name="P5" style:family="paragraph">
      <style:text-properties fo:color="#004586" style:text-outline="false" style:text-line-through-style="none" style:text-line-through-type="none" style:font-name="Liberation Sans1" fo:font-size="16pt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font-name-complex="Liberation Sans1" style:font-size-complex="10pt" style:text-scale="100%" style:text-overline-style="none" style:text-overline-color="font-color"/>
    </style:style>
    <style:style style:name="P6" style:family="paragraph">
      <style:text-properties fo:color="#000000" style:text-outline="false" style:text-line-through-style="none" style:text-line-through-type="none" style:font-name="Liberation Sans1" fo:font-size="18pt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9pt" style:font-name-complex="Liberation Sans1" style:font-size-complex="9pt" style:text-scale="100%" style:text-overline-style="none" style:text-overline-color="font-color"/>
    </style:style>
    <style:style style:name="P7" style:family="paragraph">
      <style:paragraph-properties fo:line-height="150%"/>
    </style:style>
    <style:style style:name="P8" style:family="paragraph">
      <style:paragraph-properties fo:line-height="150%"/>
      <style:text-properties fo:font-size="16pt" style:font-size-asian="16pt" style:font-size-complex="16pt"/>
    </style:style>
    <style:style style:name="T1" style:family="text">
      <style:text-properties fo:color="#000000" style:text-outline="false" style:text-line-through-style="none" style:text-line-through-type="none" style:font-name="Liberation Sans1" fo:font-size="16pt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font-name-complex="Liberation Sans1" style:font-size-complex="10pt" style:text-scale="100%" style:text-overline-style="none" style:text-overline-color="font-color"/>
    </style:style>
    <style:style style:name="T2" style:family="text">
      <style:text-properties fo:color="#ff420e" style:text-outline="false" style:text-line-through-style="none" style:text-line-through-type="none" style:font-name="Liberation Sans1" fo:font-size="16pt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4pt" style:font-name-complex="Liberation Sans1" style:font-size-complex="14pt" style:text-scale="100%" style:text-overline-style="none" style:text-overline-color="font-color"/>
    </style:style>
    <style:style style:name="T3" style:family="text">
      <style:text-properties fo:color="#004586" style:text-outline="false" style:text-line-through-style="none" style:text-line-through-type="none" style:font-name="Liberation Sans1" fo:font-size="16pt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font-name-complex="Liberation Sans1" style:font-size-complex="10pt" style:text-scale="100%" style:text-overline-style="none" style:text-overline-color="font-color"/>
    </style:style>
    <style:style style:name="T4" style:family="text">
      <style:text-properties fo:color="#000000" style:text-outline="false" style:text-line-through-style="none" style:text-line-through-type="none" style:font-name="Liberation Sans1" fo:font-size="18pt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9pt" style:font-name-complex="Liberation Sans1" style:font-size-complex="9pt" style:text-scale="100%" style:text-overline-style="none" style:text-overline-color="font-color"/>
    </style:style>
    <style:style style:name="T5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polygon draw:style-name="gr1" draw:text-style-name="P1" draw:layer="layout" svg:width="13.058cm" svg:height="8.129cm" svg:x="4.252cm" svg:y="10.19cm" svg:viewBox="0 0 13059 8130" draw:points="6530,8130 0,8130 0,0 13059,0 13059,8130">
          <text:p/>
        </draw:polygon>
        <draw:line draw:style-name="gr2" draw:text-style-name="P1" draw:layer="layout" svg:x1="4.252cm" svg:y1="10.189cm" svg:x2="4.252cm" svg:y2="18.319cm">
          <text:p/>
        </draw:line>
        <draw:line draw:style-name="gr2" draw:text-style-name="P1" draw:layer="layout" svg:x1="6.117cm" svg:y1="10.189cm" svg:x2="6.117cm" svg:y2="18.319cm">
          <text:p/>
        </draw:line>
        <draw:line draw:style-name="gr2" draw:text-style-name="P1" draw:layer="layout" svg:x1="7.983cm" svg:y1="10.189cm" svg:x2="7.983cm" svg:y2="18.319cm">
          <text:p/>
        </draw:line>
        <draw:line draw:style-name="gr2" draw:text-style-name="P1" draw:layer="layout" svg:x1="9.849cm" svg:y1="10.189cm" svg:x2="9.849cm" svg:y2="18.319cm">
          <text:p/>
        </draw:line>
        <draw:line draw:style-name="gr2" draw:text-style-name="P1" draw:layer="layout" svg:x1="11.713cm" svg:y1="10.189cm" svg:x2="11.713cm" svg:y2="18.319cm">
          <text:p/>
        </draw:line>
        <draw:line draw:style-name="gr2" draw:text-style-name="P1" draw:layer="layout" svg:x1="13.579cm" svg:y1="10.189cm" svg:x2="13.579cm" svg:y2="18.319cm">
          <text:p/>
        </draw:line>
        <draw:line draw:style-name="gr2" draw:text-style-name="P1" draw:layer="layout" svg:x1="15.445cm" svg:y1="10.189cm" svg:x2="15.445cm" svg:y2="18.319cm">
          <text:p/>
        </draw:line>
        <draw:line draw:style-name="gr2" draw:text-style-name="P1" draw:layer="layout" svg:x1="17.311cm" svg:y1="10.189cm" svg:x2="17.311cm" svg:y2="18.319cm">
          <text:p/>
        </draw:line>
        <draw:line draw:style-name="gr2" draw:text-style-name="P1" draw:layer="layout" svg:x1="5.184cm" svg:y1="10.189cm" svg:x2="5.184cm" svg:y2="18.319cm">
          <text:p/>
        </draw:line>
        <draw:line draw:style-name="gr2" draw:text-style-name="P1" draw:layer="layout" svg:x1="7.05cm" svg:y1="10.189cm" svg:x2="7.05cm" svg:y2="18.319cm">
          <text:p/>
        </draw:line>
        <draw:line draw:style-name="gr2" draw:text-style-name="P1" draw:layer="layout" svg:x1="8.916cm" svg:y1="10.189cm" svg:x2="8.916cm" svg:y2="18.319cm">
          <text:p/>
        </draw:line>
        <draw:line draw:style-name="gr2" draw:text-style-name="P1" draw:layer="layout" svg:x1="10.781cm" svg:y1="10.189cm" svg:x2="10.781cm" svg:y2="18.319cm">
          <text:p/>
        </draw:line>
        <draw:line draw:style-name="gr2" draw:text-style-name="P1" draw:layer="layout" svg:x1="12.646cm" svg:y1="10.189cm" svg:x2="12.646cm" svg:y2="18.319cm">
          <text:p/>
        </draw:line>
        <draw:line draw:style-name="gr2" draw:text-style-name="P1" draw:layer="layout" svg:x1="14.512cm" svg:y1="10.189cm" svg:x2="14.512cm" svg:y2="18.319cm">
          <text:p/>
        </draw:line>
        <draw:line draw:style-name="gr2" draw:text-style-name="P1" draw:layer="layout" svg:x1="16.378cm" svg:y1="10.189cm" svg:x2="16.378cm" svg:y2="18.319cm">
          <text:p/>
        </draw:line>
        <draw:line draw:style-name="gr2" draw:text-style-name="P2" draw:layer="layout" svg:x1="17.211cm" svg:y1="18.319cm" svg:x2="4.152cm" svg:y2="18.319cm">
          <text:p/>
        </draw:line>
        <draw:line draw:style-name="gr2" draw:text-style-name="P1" draw:layer="layout" svg:x1="17.311cm" svg:y1="17.415cm" svg:x2="4.252cm" svg:y2="17.415cm">
          <text:p/>
        </draw:line>
        <draw:line draw:style-name="gr2" draw:text-style-name="P1" draw:layer="layout" svg:x1="17.311cm" svg:y1="16.512cm" svg:x2="4.252cm" svg:y2="16.512cm">
          <text:p/>
        </draw:line>
        <draw:line draw:style-name="gr2" draw:text-style-name="P1" draw:layer="layout" svg:x1="17.311cm" svg:y1="15.608cm" svg:x2="4.252cm" svg:y2="15.608cm">
          <text:p/>
        </draw:line>
        <draw:line draw:style-name="gr2" draw:text-style-name="P1" draw:layer="layout" svg:x1="17.311cm" svg:y1="14.706cm" svg:x2="4.252cm" svg:y2="14.706cm">
          <text:p/>
        </draw:line>
        <draw:line draw:style-name="gr2" draw:text-style-name="P1" draw:layer="layout" svg:x1="17.311cm" svg:y1="13.802cm" svg:x2="4.252cm" svg:y2="13.802cm">
          <text:p/>
        </draw:line>
        <draw:line draw:style-name="gr2" draw:text-style-name="P1" draw:layer="layout" svg:x1="17.311cm" svg:y1="12.899cm" svg:x2="4.252cm" svg:y2="12.899cm">
          <text:p/>
        </draw:line>
        <draw:line draw:style-name="gr2" draw:text-style-name="P1" draw:layer="layout" svg:x1="17.311cm" svg:y1="11.995cm" svg:x2="4.252cm" svg:y2="11.995cm">
          <text:p/>
        </draw:line>
        <draw:line draw:style-name="gr2" draw:text-style-name="P1" draw:layer="layout" svg:x1="17.311cm" svg:y1="11.092cm" svg:x2="4.252cm" svg:y2="11.092cm">
          <text:p/>
        </draw:line>
        <draw:polyline draw:style-name="gr2" draw:text-style-name="P1" draw:layer="layout" svg:width="13.058cm" svg:height="0.149cm" draw:transform="rotate (-3.14159265358979) translate (17.3110322644497cm 10.338944988392cm)" svg:viewBox="0 0 13059 150" draw:points="0,150 13059,150 13059,0 13059,150">
          <text:p/>
        </draw:polyline>
        <draw:polygon draw:style-name="gr2" draw:text-style-name="P1" draw:layer="layout" svg:width="0.149cm" svg:height="0cm" draw:transform="rotate (1.5707963267949) translate (6.11677091580892cm 10.338944988392cm)" svg:viewBox="0 0 150 0" draw:points="150,0 0,0">
          <text:p/>
        </draw:polygon>
        <draw:polygon draw:style-name="gr2" draw:text-style-name="P1" draw:layer="layout" svg:width="0.149cm" svg:height="0cm" draw:transform="rotate (1.5707963267949) translate (7.98264779625231cm 10.338944988392cm)" svg:viewBox="0 0 150 0" draw:points="150,0 0,0">
          <text:p/>
        </draw:polygon>
        <draw:polygon draw:style-name="gr2" draw:text-style-name="P1" draw:layer="layout" svg:width="0.149cm" svg:height="0cm" draw:transform="rotate (1.5707963267949) translate (9.8485246766957cm 10.338944988392cm)" svg:viewBox="0 0 150 0" draw:points="150,0 0,0">
          <text:p/>
        </draw:polygon>
        <draw:polygon draw:style-name="gr2" draw:text-style-name="P1" draw:layer="layout" svg:width="0.149cm" svg:height="0cm" draw:transform="rotate (1.5707963267949) translate (11.7134016231196cm 10.338944988392cm)" svg:viewBox="0 0 150 0" draw:points="150,0 0,0">
          <text:p/>
        </draw:polygon>
        <draw:polygon draw:style-name="gr2" draw:text-style-name="P1" draw:layer="layout" svg:width="0.149cm" svg:height="0cm" draw:transform="rotate (1.5707963267949) translate (13.5792785035629cm 10.338944988392cm)" svg:viewBox="0 0 150 0" draw:points="150,0 0,0">
          <text:p/>
        </draw:polygon>
        <draw:polygon draw:style-name="gr2" draw:text-style-name="P1" draw:layer="layout" svg:width="0.149cm" svg:height="0cm" draw:transform="rotate (1.5707963267949) translate (15.4451553840063cm 10.338944988392cm)" svg:viewBox="0 0 150 0" draw:points="150,0 0,0">
          <text:p/>
        </draw:polygon>
        <draw:polyline draw:style-name="gr2" draw:text-style-name="P1" draw:layer="layout" svg:width="0.149cm" svg:height="13.058cm" draw:transform="rotate (1.5707963267949) translate (4.25189396938506cm 10.338944988392cm)" svg:viewBox="0 0 150 13059" draw:points="150,0 150,13059 0,13059 150,13059">
          <text:p/>
        </draw:polyline>
        <draw:polygon draw:style-name="gr2" draw:text-style-name="P2" draw:layer="layout" svg:width="0.149cm" svg:height="0cm" svg:x="17.061cm" svg:y="18.319cm" svg:viewBox="0 0 150 0" draw:points="150,0 0,0">
          <text:p/>
        </draw:polygon>
        <draw:polygon draw:style-name="gr2" draw:text-style-name="P1" draw:layer="layout" svg:width="0.149cm" svg:height="0cm" svg:x="17.161cm" svg:y="17.415cm" svg:viewBox="0 0 150 0" draw:points="150,0 0,0">
          <text:p/>
        </draw:polygon>
        <draw:polygon draw:style-name="gr2" draw:text-style-name="P1" draw:layer="layout" svg:width="0.149cm" svg:height="0cm" svg:x="17.161cm" svg:y="16.512cm" svg:viewBox="0 0 150 0" draw:points="150,0 0,0">
          <text:p/>
        </draw:polygon>
        <draw:polygon draw:style-name="gr2" draw:text-style-name="P1" draw:layer="layout" svg:width="0.149cm" svg:height="0cm" svg:x="17.161cm" svg:y="15.608cm" svg:viewBox="0 0 150 0" draw:points="150,0 0,0">
          <text:p/>
        </draw:polygon>
        <draw:polygon draw:style-name="gr2" draw:text-style-name="P1" draw:layer="layout" svg:width="0.149cm" svg:height="0cm" svg:x="17.161cm" svg:y="14.706cm" svg:viewBox="0 0 150 0" draw:points="150,0 0,0">
          <text:p/>
        </draw:polygon>
        <draw:polygon draw:style-name="gr2" draw:text-style-name="P1" draw:layer="layout" svg:width="0.149cm" svg:height="0cm" svg:x="17.161cm" svg:y="13.802cm" svg:viewBox="0 0 150 0" draw:points="150,0 0,0">
          <text:p/>
        </draw:polygon>
        <draw:polygon draw:style-name="gr2" draw:text-style-name="P1" draw:layer="layout" svg:width="0.149cm" svg:height="0cm" svg:x="17.161cm" svg:y="12.899cm" svg:viewBox="0 0 150 0" draw:points="150,0 0,0">
          <text:p/>
        </draw:polygon>
        <draw:polygon draw:style-name="gr2" draw:text-style-name="P1" draw:layer="layout" svg:width="0.149cm" svg:height="0cm" svg:x="17.161cm" svg:y="11.995cm" svg:viewBox="0 0 150 0" draw:points="150,0 0,0">
          <text:p/>
        </draw:polygon>
        <draw:polygon draw:style-name="gr2" draw:text-style-name="P1" draw:layer="layout" svg:width="0.149cm" svg:height="0cm" svg:x="17.161cm" svg:y="11.092cm" svg:viewBox="0 0 150 0" draw:points="150,0 0,0">
          <text:p/>
        </draw:polygon>
        <draw:polyline draw:style-name="gr2" draw:text-style-name="P1" draw:layer="layout" svg:width="0.149cm" svg:height="8.129cm" svg:x="17.161cm" svg:y="10.189cm" svg:viewBox="0 0 150 8130" draw:points="150,8130 150,0 0,0 150,0">
          <text:p/>
        </draw:polyline>
        <draw:polygon draw:style-name="gr3" draw:text-style-name="P1" draw:layer="layout" svg:width="0.249cm" svg:height="0.249cm" svg:x="8.074cm" svg:y="16.206cm" svg:viewBox="0 0 250 250" draw:points="0,125 125,0 250,125 125,250">
          <text:p/>
        </draw:polygon>
        <draw:polygon draw:style-name="gr4" draw:text-style-name="P1" draw:layer="layout" svg:width="0.249cm" svg:height="0.249cm" svg:x="8.074cm" svg:y="16.206cm" svg:viewBox="0 0 250 250" draw:points="0,125 125,0 250,125 125,250">
          <text:p/>
        </draw:polygon>
        <draw:polygon draw:style-name="gr5" draw:text-style-name="P1" draw:layer="layout" svg:width="0.249cm" svg:height="0.249cm" svg:x="12.238cm" svg:y="12.429cm" svg:viewBox="0 0 250 250" draw:points="0,125 125,0 250,125 125,250">
          <text:p/>
        </draw:polygon>
        <draw:polygon draw:style-name="gr4" draw:text-style-name="P1" draw:layer="layout" svg:width="0.249cm" svg:height="0.249cm" svg:x="12.238cm" svg:y="12.429cm" svg:viewBox="0 0 250 250" draw:points="0,125 125,0 250,125 125,250">
          <text:p/>
        </draw:polygon>
        <draw:polygon draw:style-name="gr5" draw:text-style-name="P1" draw:layer="layout" svg:width="0.249cm" svg:height="0.249cm" svg:x="15.081cm" svg:y="12.258cm" svg:viewBox="0 0 250 250" draw:points="0,125 125,0 250,125 125,250">
          <text:p/>
        </draw:polygon>
        <draw:polygon draw:style-name="gr4" draw:text-style-name="P1" draw:layer="layout" svg:width="0.249cm" svg:height="0.249cm" svg:x="15.081cm" svg:y="12.258cm" svg:viewBox="0 0 250 250" draw:points="0,125 125,0 250,125 125,250">
          <text:p/>
        </draw:polygon>
        <draw:polygon draw:style-name="gr5" draw:text-style-name="P1" draw:layer="layout" svg:width="0.249cm" svg:height="0.249cm" svg:x="13.837cm" svg:y="11.631cm" svg:viewBox="0 0 250 250" draw:points="0,125 125,0 250,125 125,250">
          <text:p/>
        </draw:polygon>
        <draw:polygon draw:style-name="gr4" draw:text-style-name="P1" draw:layer="layout" svg:width="0.249cm" svg:height="0.249cm" svg:x="13.837cm" svg:y="11.631cm" svg:viewBox="0 0 250 250" draw:points="0,125 125,0 250,125 125,250">
          <text:p/>
        </draw:polygon>
        <draw:polygon draw:style-name="gr5" draw:text-style-name="P1" draw:layer="layout" svg:width="0.249cm" svg:height="0.249cm" svg:x="14.852cm" svg:y="12.498cm" svg:viewBox="0 0 250 250" draw:points="0,125 125,0 250,125 125,250">
          <text:p/>
        </draw:polygon>
        <draw:polygon draw:style-name="gr4" draw:text-style-name="P1" draw:layer="layout" svg:width="0.249cm" svg:height="0.249cm" svg:x="14.852cm" svg:y="12.498cm" svg:viewBox="0 0 250 250" draw:points="0,125 125,0 250,125 125,250">
          <text:p/>
        </draw:polygon>
        <draw:polygon draw:style-name="gr5" draw:text-style-name="P1" draw:layer="layout" svg:width="0.249cm" svg:height="0.249cm" svg:x="8.966cm" svg:y="15.351cm" svg:viewBox="0 0 250 250" draw:points="0,125 125,0 250,125 125,250">
          <text:p/>
        </draw:polygon>
        <draw:polygon draw:style-name="gr4" draw:text-style-name="P1" draw:layer="layout" svg:width="0.249cm" svg:height="0.249cm" svg:x="8.966cm" svg:y="15.351cm" svg:viewBox="0 0 250 250" draw:points="0,125 125,0 250,125 125,250">
          <text:p/>
        </draw:polygon>
        <draw:polyline draw:style-name="gr6" draw:text-style-name="P1" draw:layer="layout" svg:width="0cm" svg:height="1.517cm" svg:x="8.199cm" svg:y="15.572cm" svg:viewBox="0 0 0 1518" draw:points="0,1518 0,759 0,0">
          <text:p/>
        </draw:polyline>
        <draw:line draw:style-name="gr6" draw:text-style-name="P1" draw:layer="layout" svg:x1="8.299cm" svg:y1="17.09cm" svg:x2="8.099cm" svg:y2="17.09cm">
          <text:p/>
        </draw:line>
        <draw:line draw:style-name="gr6" draw:text-style-name="P1" draw:layer="layout" svg:x1="8.099cm" svg:y1="15.572cm" svg:x2="8.299cm" svg:y2="15.572cm">
          <text:p/>
        </draw:line>
        <draw:polyline draw:style-name="gr6" draw:text-style-name="P1" draw:layer="layout" svg:width="0cm" svg:height="1.86cm" svg:x="12.363cm" svg:y="11.624cm" svg:viewBox="0 0 0 1861" draw:points="0,1861 0,930 0,0">
          <text:p/>
        </draw:polyline>
        <draw:line draw:style-name="gr6" draw:text-style-name="P1" draw:layer="layout" svg:x1="12.463cm" svg:y1="13.485cm" svg:x2="12.263cm" svg:y2="13.485cm">
          <text:p/>
        </draw:line>
        <draw:line draw:style-name="gr6" draw:text-style-name="P1" draw:layer="layout" svg:x1="12.263cm" svg:y1="11.624cm" svg:x2="12.463cm" svg:y2="11.624cm">
          <text:p/>
        </draw:line>
        <draw:polyline draw:style-name="gr6" draw:text-style-name="P1" draw:layer="layout" svg:width="0cm" svg:height="2.077cm" svg:x="15.206cm" svg:y="11.344cm" svg:viewBox="0 0 0 2078" draw:points="0,2078 0,1039 0,0">
          <text:p/>
        </draw:polyline>
        <draw:line draw:style-name="gr6" draw:text-style-name="P1" draw:layer="layout" svg:x1="15.306cm" svg:y1="13.422cm" svg:x2="15.106cm" svg:y2="13.422cm">
          <text:p/>
        </draw:line>
        <draw:line draw:style-name="gr6" draw:text-style-name="P1" draw:layer="layout" svg:x1="15.106cm" svg:y1="11.344cm" svg:x2="15.306cm" svg:y2="11.344cm">
          <text:p/>
        </draw:line>
        <draw:polyline draw:style-name="gr6" draw:text-style-name="P1" draw:layer="layout" svg:width="0cm" svg:height="1.489cm" svg:x="13.962cm" svg:y="11.011cm" svg:viewBox="0 0 0 1490" draw:points="0,1490 0,745 0,0">
          <text:p/>
        </draw:polyline>
        <draw:line draw:style-name="gr6" draw:text-style-name="P1" draw:layer="layout" svg:x1="14.062cm" svg:y1="12.501cm" svg:x2="13.862cm" svg:y2="12.501cm">
          <text:p/>
        </draw:line>
        <draw:line draw:style-name="gr6" draw:text-style-name="P1" draw:layer="layout" svg:x1="13.862cm" svg:y1="11.011cm" svg:x2="14.062cm" svg:y2="11.011cm">
          <text:p/>
        </draw:line>
        <draw:polyline draw:style-name="gr6" draw:text-style-name="P1" draw:layer="layout" svg:width="0cm" svg:height="1.878cm" svg:x="14.977cm" svg:y="11.683cm" svg:viewBox="0 0 0 1879" draw:points="0,1879 0,940 0,0">
          <text:p/>
        </draw:polyline>
        <draw:line draw:style-name="gr6" draw:text-style-name="P1" draw:layer="layout" svg:x1="15.077cm" svg:y1="13.562cm" svg:x2="14.877cm" svg:y2="13.562cm">
          <text:p/>
        </draw:line>
        <draw:line draw:style-name="gr6" draw:text-style-name="P1" draw:layer="layout" svg:x1="14.877cm" svg:y1="11.683cm" svg:x2="15.077cm" svg:y2="11.683cm">
          <text:p/>
        </draw:line>
        <draw:polyline draw:style-name="gr6" draw:text-style-name="P1" draw:layer="layout" svg:width="0cm" svg:height="1.923cm" svg:x="9.091cm" svg:y="14.515cm" svg:viewBox="0 0 0 1924" draw:points="0,1924 0,962 0,0">
          <text:p/>
        </draw:polyline>
        <draw:line draw:style-name="gr6" draw:text-style-name="P1" draw:layer="layout" svg:x1="9.191cm" svg:y1="16.438cm" svg:x2="8.991cm" svg:y2="16.438cm">
          <text:p/>
        </draw:line>
        <draw:line draw:style-name="gr6" draw:text-style-name="P1" draw:layer="layout" svg:x1="8.991cm" svg:y1="14.515cm" svg:x2="9.191cm" svg:y2="14.515cm">
          <text:p/>
        </draw:line>
        <draw:polygon draw:style-name="gr7" draw:text-style-name="P1" draw:layer="layout" svg:width="0.249cm" svg:height="0.249cm" svg:x="6.036cm" svg:y="16.206cm" svg:viewBox="0 0 250 250" draw:points="0,0 250,0 250,250 0,250">
          <text:p/>
        </draw:polygon>
        <draw:polygon draw:style-name="gr8" draw:text-style-name="P1" draw:layer="layout" svg:width="0.249cm" svg:height="0.249cm" svg:x="6.036cm" svg:y="16.206cm" svg:viewBox="0 0 250 250" draw:points="0,0 250,0 250,250 0,250">
          <text:p/>
        </draw:polygon>
        <draw:polygon draw:style-name="gr9" draw:text-style-name="P1" draw:layer="layout" svg:width="0.249cm" svg:height="0.249cm" svg:x="9.787cm" svg:y="12.429cm" svg:viewBox="0 0 250 250" draw:points="0,0 250,0 250,250 0,250">
          <text:p/>
        </draw:polygon>
        <draw:polygon draw:style-name="gr8" draw:text-style-name="P1" draw:layer="layout" svg:width="0.249cm" svg:height="0.249cm" svg:x="9.787cm" svg:y="12.429cm" svg:viewBox="0 0 250 250" draw:points="0,0 250,0 250,250 0,250">
          <text:p/>
        </draw:polygon>
        <draw:polygon draw:style-name="gr9" draw:text-style-name="P1" draw:layer="layout" svg:width="0.249cm" svg:height="0.249cm" svg:x="11.529cm" svg:y="12.258cm" svg:viewBox="0 0 250 250" draw:points="0,0 250,0 250,250 0,250">
          <text:p/>
        </draw:polygon>
        <draw:polygon draw:style-name="gr8" draw:text-style-name="P1" draw:layer="layout" svg:width="0.249cm" svg:height="0.249cm" svg:x="11.529cm" svg:y="12.258cm" svg:viewBox="0 0 250 250" draw:points="0,0 250,0 250,250 0,250">
          <text:p/>
        </draw:polygon>
        <draw:polygon draw:style-name="gr9" draw:text-style-name="P1" draw:layer="layout" svg:width="0.249cm" svg:height="0.249cm" svg:x="11.37cm" svg:y="11.631cm" svg:viewBox="0 0 250 250" draw:points="0,0 250,0 250,250 0,250">
          <text:p/>
        </draw:polygon>
        <draw:polygon draw:style-name="gr8" draw:text-style-name="P1" draw:layer="layout" svg:width="0.249cm" svg:height="0.249cm" svg:x="11.37cm" svg:y="11.631cm" svg:viewBox="0 0 250 250" draw:points="0,0 250,0 250,250 0,250">
          <text:p/>
        </draw:polygon>
        <draw:polygon draw:style-name="gr9" draw:text-style-name="P1" draw:layer="layout" svg:width="0.249cm" svg:height="0.249cm" svg:x="12.137cm" svg:y="12.498cm" svg:viewBox="0 0 250 250" draw:points="0,0 250,0 250,250 0,250">
          <text:p/>
        </draw:polygon>
        <draw:polygon draw:style-name="gr8" draw:text-style-name="P1" draw:layer="layout" svg:width="0.249cm" svg:height="0.249cm" svg:x="12.137cm" svg:y="12.498cm" svg:viewBox="0 0 250 250" draw:points="0,0 250,0 250,250 0,250">
          <text:p/>
        </draw:polygon>
        <draw:polygon draw:style-name="gr9" draw:text-style-name="P1" draw:layer="layout" svg:width="0.249cm" svg:height="0.249cm" svg:x="6.522cm" svg:y="15.351cm" svg:viewBox="0 0 250 250" draw:points="0,0 250,0 250,250 0,250">
          <text:p/>
        </draw:polygon>
        <draw:polygon draw:style-name="gr8" draw:text-style-name="P1" draw:layer="layout" svg:width="0.249cm" svg:height="0.249cm" svg:x="6.522cm" svg:y="15.351cm" svg:viewBox="0 0 250 250" draw:points="0,0 250,0 250,250 0,250">
          <text:p/>
        </draw:polygon>
        <draw:polyline draw:style-name="gr10" draw:text-style-name="P1" draw:layer="layout" svg:width="0cm" svg:height="1.517cm" svg:x="6.161cm" svg:y="15.572cm" svg:viewBox="0 0 0 1518" draw:points="0,1518 0,759 0,0">
          <text:p/>
        </draw:polyline>
        <draw:line draw:style-name="gr10" draw:text-style-name="P1" draw:layer="layout" svg:x1="6.261cm" svg:y1="17.09cm" svg:x2="6.061cm" svg:y2="17.09cm">
          <text:p/>
        </draw:line>
        <draw:line draw:style-name="gr10" draw:text-style-name="P1" draw:layer="layout" svg:x1="6.061cm" svg:y1="15.572cm" svg:x2="6.261cm" svg:y2="15.572cm">
          <text:p/>
        </draw:line>
        <draw:polyline draw:style-name="gr10" draw:text-style-name="P1" draw:layer="layout" svg:width="0cm" svg:height="1.86cm" svg:x="9.912cm" svg:y="11.624cm" svg:viewBox="0 0 0 1861" draw:points="0,1861 0,930 0,0">
          <text:p/>
        </draw:polyline>
        <draw:line draw:style-name="gr10" draw:text-style-name="P1" draw:layer="layout" svg:x1="10.012cm" svg:y1="13.485cm" svg:x2="9.812cm" svg:y2="13.485cm">
          <text:p/>
        </draw:line>
        <draw:line draw:style-name="gr10" draw:text-style-name="P1" draw:layer="layout" svg:x1="9.812cm" svg:y1="11.624cm" svg:x2="10.012cm" svg:y2="11.624cm">
          <text:p/>
        </draw:line>
        <draw:polyline draw:style-name="gr10" draw:text-style-name="P1" draw:layer="layout" svg:width="0cm" svg:height="2.077cm" svg:x="11.654cm" svg:y="11.344cm" svg:viewBox="0 0 0 2078" draw:points="0,2078 0,1039 0,0">
          <text:p/>
        </draw:polyline>
        <draw:line draw:style-name="gr10" draw:text-style-name="P1" draw:layer="layout" svg:x1="11.754cm" svg:y1="13.422cm" svg:x2="11.554cm" svg:y2="13.422cm">
          <text:p/>
        </draw:line>
        <draw:line draw:style-name="gr10" draw:text-style-name="P1" draw:layer="layout" svg:x1="11.554cm" svg:y1="11.344cm" svg:x2="11.754cm" svg:y2="11.344cm">
          <text:p/>
        </draw:line>
        <draw:polyline draw:style-name="gr10" draw:text-style-name="P1" draw:layer="layout" svg:width="0cm" svg:height="1.489cm" svg:x="11.495cm" svg:y="11.011cm" svg:viewBox="0 0 0 1490" draw:points="0,1490 0,745 0,0">
          <text:p/>
        </draw:polyline>
        <draw:line draw:style-name="gr10" draw:text-style-name="P1" draw:layer="layout" svg:x1="11.595cm" svg:y1="12.501cm" svg:x2="11.395cm" svg:y2="12.501cm">
          <text:p/>
        </draw:line>
        <draw:line draw:style-name="gr10" draw:text-style-name="P1" draw:layer="layout" svg:x1="11.395cm" svg:y1="11.011cm" svg:x2="11.595cm" svg:y2="11.011cm">
          <text:p/>
        </draw:line>
        <draw:polyline draw:style-name="gr10" draw:text-style-name="P1" draw:layer="layout" svg:width="0cm" svg:height="1.878cm" svg:x="12.262cm" svg:y="11.683cm" svg:viewBox="0 0 0 1879" draw:points="0,1879 0,940 0,0">
          <text:p/>
        </draw:polyline>
        <draw:line draw:style-name="gr10" draw:text-style-name="P1" draw:layer="layout" svg:x1="12.362cm" svg:y1="13.562cm" svg:x2="12.162cm" svg:y2="13.562cm">
          <text:p/>
        </draw:line>
        <draw:line draw:style-name="gr10" draw:text-style-name="P1" draw:layer="layout" svg:x1="12.162cm" svg:y1="11.683cm" svg:x2="12.362cm" svg:y2="11.683cm">
          <text:p/>
        </draw:line>
        <draw:polyline draw:style-name="gr10" draw:text-style-name="P1" draw:layer="layout" svg:width="0cm" svg:height="1.923cm" svg:x="6.647cm" svg:y="14.515cm" svg:viewBox="0 0 0 1924" draw:points="0,1924 0,962 0,0">
          <text:p/>
        </draw:polyline>
        <draw:line draw:style-name="gr10" draw:text-style-name="P1" draw:layer="layout" svg:x1="6.747cm" svg:y1="16.438cm" svg:x2="6.547cm" svg:y2="16.438cm">
          <text:p/>
        </draw:line>
        <draw:line draw:style-name="gr10" draw:text-style-name="P1" draw:layer="layout" svg:x1="6.547cm" svg:y1="14.515cm" svg:x2="6.747cm" svg:y2="14.515cm">
          <text:p/>
        </draw:line>
        <draw:line draw:style-name="gr11" draw:text-style-name="P1" draw:layer="layout" svg:x1="8.199cm" svg:y1="15.911cm" svg:x2="15.207cm" svg:y2="11.827cm">
          <text:p/>
        </draw:line>
        <draw:line draw:style-name="gr12" draw:text-style-name="P1" draw:layer="layout" svg:x1="6.161cm" svg:y1="15.888cm" svg:x2="12.263cm" svg:y2="11.794cm">
          <text:p/>
        </draw:line>
        <draw:frame draw:style-name="gr13" draw:text-style-name="P3" draw:layer="layout" svg:width="0.815cm" svg:height="0.636cm" svg:x="3.915cm" svg:y="18.401cm">
          <draw:text-box>
            <text:p><text:span text:style-name="T1">-44</text:span></text:p>
          </draw:text-box>
        </draw:frame>
        <draw:frame draw:style-name="gr13" draw:text-style-name="P3" draw:layer="layout" svg:width="0.815cm" svg:height="0.636cm" svg:x="5.58cm" svg:y="18.401cm">
          <draw:text-box>
            <text:p><text:span text:style-name="T1">-42</text:span></text:p>
          </draw:text-box>
        </draw:frame>
        <draw:frame draw:style-name="gr13" draw:text-style-name="P3" draw:layer="layout" svg:width="0.815cm" svg:height="0.636cm" svg:x="7.446cm" svg:y="18.401cm">
          <draw:text-box>
            <text:p><text:span text:style-name="T1">-40</text:span></text:p>
          </draw:text-box>
        </draw:frame>
        <draw:frame draw:style-name="gr13" draw:text-style-name="P3" draw:layer="layout" svg:width="0.815cm" svg:height="0.636cm" svg:x="9.312cm" svg:y="18.401cm">
          <draw:text-box>
            <text:p><text:span text:style-name="T1">-38</text:span></text:p>
          </draw:text-box>
        </draw:frame>
        <draw:frame draw:style-name="gr13" draw:text-style-name="P3" draw:layer="layout" svg:width="0.815cm" svg:height="0.636cm" svg:x="11.176cm" svg:y="18.401cm">
          <draw:text-box>
            <text:p><text:span text:style-name="T1">-36</text:span></text:p>
          </draw:text-box>
        </draw:frame>
        <draw:frame draw:style-name="gr13" draw:text-style-name="P3" draw:layer="layout" svg:width="0.815cm" svg:height="0.636cm" svg:x="13.042cm" svg:y="18.401cm">
          <draw:text-box>
            <text:p><text:span text:style-name="T1">-34</text:span></text:p>
          </draw:text-box>
        </draw:frame>
        <draw:frame draw:style-name="gr13" draw:text-style-name="P3" draw:layer="layout" svg:width="0.815cm" svg:height="0.636cm" svg:x="14.908cm" svg:y="18.401cm">
          <draw:text-box>
            <text:p><text:span text:style-name="T1">-32</text:span></text:p>
          </draw:text-box>
        </draw:frame>
        <draw:frame draw:style-name="gr13" draw:text-style-name="P3" draw:layer="layout" svg:width="0.815cm" svg:height="0.636cm" svg:x="16.774cm" svg:y="18.401cm">
          <draw:text-box>
            <text:p><text:span text:style-name="T1">-30</text:span></text:p>
          </draw:text-box>
        </draw:frame>
        <draw:frame draw:style-name="gr13" draw:text-style-name="P3" draw:layer="layout" svg:width="0.815cm" svg:height="0.636cm" svg:x="3.29cm" svg:y="17.92cm">
          <draw:text-box>
            <text:p><text:span text:style-name="T1">-38</text:span></text:p>
          </draw:text-box>
        </draw:frame>
        <draw:frame draw:style-name="gr13" draw:text-style-name="P3" draw:layer="layout" svg:width="0.815cm" svg:height="0.636cm" svg:x="3.29cm" svg:y="17.116cm">
          <draw:text-box>
            <text:p><text:span text:style-name="T1">-36</text:span></text:p>
          </draw:text-box>
        </draw:frame>
        <draw:frame draw:style-name="gr13" draw:text-style-name="P3" draw:layer="layout" svg:width="0.815cm" svg:height="0.636cm" svg:x="3.29cm" svg:y="16.213cm">
          <draw:text-box>
            <text:p><text:span text:style-name="T1">-34</text:span></text:p>
          </draw:text-box>
        </draw:frame>
        <draw:frame draw:style-name="gr13" draw:text-style-name="P3" draw:layer="layout" svg:width="0.815cm" svg:height="0.636cm" svg:x="3.29cm" svg:y="15.309cm">
          <draw:text-box>
            <text:p><text:span text:style-name="T1">-32</text:span></text:p>
          </draw:text-box>
        </draw:frame>
        <draw:frame draw:style-name="gr13" draw:text-style-name="P3" draw:layer="layout" svg:width="0.815cm" svg:height="0.636cm" svg:x="3.29cm" svg:y="14.406cm">
          <draw:text-box>
            <text:p><text:span text:style-name="T1">-30</text:span></text:p>
          </draw:text-box>
        </draw:frame>
        <draw:frame draw:style-name="gr13" draw:text-style-name="P3" draw:layer="layout" svg:width="0.815cm" svg:height="0.636cm" svg:x="3.29cm" svg:y="13.503cm">
          <draw:text-box>
            <text:p><text:span text:style-name="T1">-28</text:span></text:p>
          </draw:text-box>
        </draw:frame>
        <draw:frame draw:style-name="gr13" draw:text-style-name="P3" draw:layer="layout" svg:width="0.815cm" svg:height="0.636cm" svg:x="3.29cm" svg:y="12.6cm">
          <draw:text-box>
            <text:p><text:span text:style-name="T1">-26</text:span></text:p>
          </draw:text-box>
        </draw:frame>
        <draw:frame draw:style-name="gr13" draw:text-style-name="P3" draw:layer="layout" svg:width="0.815cm" svg:height="0.636cm" svg:x="3.29cm" svg:y="11.696cm">
          <draw:text-box>
            <text:p><text:span text:style-name="T1">-24</text:span></text:p>
          </draw:text-box>
        </draw:frame>
        <draw:frame draw:style-name="gr13" draw:text-style-name="P3" draw:layer="layout" svg:width="0.815cm" svg:height="0.636cm" svg:x="3.29cm" svg:y="10.793cm">
          <draw:text-box>
            <text:p><text:span text:style-name="T1">-22</text:span></text:p>
          </draw:text-box>
        </draw:frame>
        <draw:frame draw:style-name="gr13" draw:text-style-name="P3" draw:layer="layout" svg:width="0.815cm" svg:height="0.636cm" svg:x="3.29cm" svg:y="9.99cm">
          <draw:text-box>
            <text:p><text:span text:style-name="T1">-20</text:span></text:p>
          </draw:text-box>
        </draw:frame>
        <draw:frame draw:style-name="gr14" draw:text-style-name="P4" draw:layer="layout" svg:width="4.578cm" svg:height="0.636cm" svg:x="10.878cm" svg:y="14.798cm">
          <draw:text-box>
            <text:p><text:span text:style-name="T2">f(x) = 1,2x + 15,19</text:span></text:p>
          </draw:text-box>
        </draw:frame>
        <draw:frame draw:style-name="gr15" draw:text-style-name="P4" draw:layer="layout" svg:width="2.335cm" svg:height="0.636cm" svg:x="10.9cm" svg:y="15.444cm">
          <draw:text-box>
            <text:p><text:span text:style-name="T2">R² = 0,86</text:span></text:p>
          </draw:text-box>
        </draw:frame>
        <draw:frame draw:style-name="gr16" draw:text-style-name="P5" draw:layer="layout" svg:width="4.892cm" svg:height="0.636cm" svg:x="4.687cm" svg:y="11.94cm">
          <draw:text-box>
            <text:p><text:span text:style-name="T3">f(x) = 1,39x + 25,52</text:span></text:p>
          </draw:text-box>
        </draw:frame>
        <draw:frame draw:style-name="gr15" draw:text-style-name="P5" draw:layer="layout" svg:width="2.335cm" svg:height="0.636cm" svg:x="4.687cm" svg:y="12.537cm">
          <draw:text-box>
            <text:p><text:span text:style-name="T3">R² = 0,89</text:span></text:p>
          </draw:text-box>
        </draw:frame>
        <draw:frame draw:style-name="gr17" draw:text-style-name="P6" draw:layer="layout" svg:width="5.184cm" svg:height="0.712cm" draw:transform="rotate (1.5707963267949) translate (2.243cm 16.986cm)">
          <draw:text-box>
            <text:p><text:span text:style-name="T4">Acoustical Sv (dB)</text:span></text:p>
          </draw:text-box>
        </draw:frame>
        <draw:frame draw:style-name="gr18" draw:layer="layout" svg:width="4.769cm" svg:height="0.962cm" svg:x="8.207cm" svg:y="19.1cm">
          <draw:text-box>
            <text:p>Optical Sv (dB)</text:p>
          </draw:text-box>
        </draw:frame>
        <draw:g>
          <draw:custom-shape draw:style-name="gr19" draw:text-style-name="P1" draw:layer="layout" svg:width="7.513cm" svg:height="1.9cm" svg:x="9.698cm" svg:y="16.3cm">
            <text:p text:style-name="P1"/>
            <draw:enhanced-geometry svg:viewBox="0 0 21600 21600" draw:type="rectangle" draw:enhanced-path="M 0 0 L 21600 0 21600 21600 0 21600 0 0 Z N"/>
          </draw:custom-shape>
          <draw:frame draw:style-name="gr18" draw:text-style-name="P8" draw:layer="layout" svg:width="6.302cm" svg:height="1.838cm" svg:x="10.998cm" svg:y="16.3cm">
            <draw:text-box>
              <text:p text:style-name="P7"><text:span text:style-name="T5">“</text:span><text:span text:style-name="T5">Chain” model</text:span></text:p>
              <text:p text:style-name="P7"><text:span text:style-name="T5">Prolate spheroid model</text:span></text:p>
            </draw:text-box>
          </draw:frame>
          <draw:line draw:style-name="gr20" draw:text-style-name="P1" draw:layer="layout" svg:x1="9.898cm" svg:y1="16.7cm" svg:x2="10.898cm" svg:y2="16.7cm">
            <text:p/>
          </draw:line>
          <draw:line draw:style-name="gr21" draw:text-style-name="P1" draw:layer="layout" svg:x1="9.898cm" svg:y1="17.7cm" svg:x2="10.898cm" svg:y2="17.7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29T12:51:57.940566829</meta:creation-date>
    <meta:editing-duration>PT1M13S</meta:editing-duration>
    <meta:editing-cycles>3</meta:editing-cycles>
    <meta:generator>LibreOffice/4.2.8.2$Linux_X86_64 LibreOffice_project/420m0$Build-2</meta:generator>
    <dc:date>2015-06-01T16:28:15.106765913</dc:date>
    <meta:document-statistic meta:object-count="134"/>
  </office:meta>
</office:document-meta>
</file>